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5-05-02 1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5-03-31 1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5-03-03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5-01-30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5-01-02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4-12-04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4-11-14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4-10-10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4-09-04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4-08-06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4-07-09 1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4-06-06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4-05-08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4-04-02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4-02-2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4-01-30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4-01-09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3-12-14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3-12-06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3-11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3-11-16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3-11-01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3-09-28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3-08-30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3-08-02 1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3-06-29 1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3-05-23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3-04-1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3-03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3-02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3-01-2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3-01-03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2-12-0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2-10-31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2-09-29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2-08-24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2-05-23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2-04-25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2-03-22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2-02-28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2-01-25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1-12-20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1-11-29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1-10-27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1-09-22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1-08-26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1-07-29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1-06-29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1-05-27 1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1-04-2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1-03-23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1-03-04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1-01-29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0-12-18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0-11-18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0-10-2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0-09-28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0-08-2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0-07-2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0-06-2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0-05-26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0-04-27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0-03-27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0-02-2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20-01-2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9-12-23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9-11-2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9-11-0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9-10-08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9-09-03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9-07-3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9-06-28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9-05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9-04-25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9-03-2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9-02-2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9-01-3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8-11-30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8-10-3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8-09-28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8-08-31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8-07-3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8-06-2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8-05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8-04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8-03-30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8-02-27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8-01-2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7-12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7-11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7-10-30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7-09-2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7-07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7-06-2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7-05-2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7-04-2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7-03-30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7-01-2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6-12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6-11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6-10-28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6-10-0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6-08-31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6-07-27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6-06-23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6-05-3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6-04-25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6-03-3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6-02-2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5-12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5-11-20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5-10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5-09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5-08-2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5-07-2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5-06-23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5-05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5-04-2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5-03-2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5-02-25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5-01-28 1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4-12-22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4-11-2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4-10-2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4-09-2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4-08-2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4-07-3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4-06-2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4-05-2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4-04-2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4-03-2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4-02-24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4-01-2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3-12-3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3-11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3-09-2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3-07-3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3-06-2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3-05-3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3-04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3-03-2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3-01-30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2-12-2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2-11-2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2-10-3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2-09-26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2-08-3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2-07-3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2-06-27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2-05-2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2-04-26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2-03-2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2-02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2-01-2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1-12-20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1-11-1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1-10-1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1-09-2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1-08-1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1-07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1-06-24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1-05-2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1-04-2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1-03-2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1-02-2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1-01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0-12-2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0-11-2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0-10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0-09-2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0-08-3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0-08-2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0-07-21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0-06-24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0-06-1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0-06-0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0-05-2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0-04-2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0-03-2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0-02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10-01-2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9-12-2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9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9-01-2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8-12-3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8-09-10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8-08-25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8-07-2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8-06-25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8-05-2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8-04-2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7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7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7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7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7-01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6-06-28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6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6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5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4-05-2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4-01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3-12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3-11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3-10-3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3-09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3-08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3-07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3-05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2-12-30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2-11-2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2-10-3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2-09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2-08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2-07-3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2-07-1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2-06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2-06-1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2-05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2-05-1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2-04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2-02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2-01-3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1-12-2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1-10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1-08-3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1-07-3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1-05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200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9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9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9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1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9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3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1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1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0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9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6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5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3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7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7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3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2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6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7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5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34076573002</text:p>
          </table:table-cell>
          <table:table-cell office:value-type="string" calcext:value-type="string">
            <text:p>MO Eh <text:s/>20</text:p>
          </table:table-cell>
          <table:table-cell office:value-type="string" calcext:value-type="string">
            <text:p>1955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32" meta:object-count="0"/>
    <meta:user-defined meta:name="AppVersion">3.0</meta:user-defined>
  </office:meta>
</office:document-meta>
</file>